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ba59f" officeooo:paragraph-rsid="001d9f9a"/>
    </style:style>
    <style:style style:name="P2" style:family="paragraph" style:parent-style-name="Standard">
      <style:text-properties style:font-name="Verdana" officeooo:rsid="0006fb41" officeooo:paragraph-rsid="001d9f9a"/>
    </style:style>
    <style:style style:name="P3" style:family="paragraph" style:parent-style-name="Standard">
      <style:paragraph-properties fo:margin-top="0in" fo:margin-bottom="0in" loext:contextual-spacing="false"/>
      <style:text-properties style:font-name="Verdana" officeooo:rsid="00066f2e" officeooo:paragraph-rsid="001d9f9a"/>
    </style:style>
    <style:style style:name="P4" style:family="paragraph" style:parent-style-name="Standard">
      <style:paragraph-properties fo:margin-top="0in" fo:margin-bottom="0in" loext:contextual-spacing="false"/>
      <style:text-properties style:font-name="Verdana" officeooo:rsid="00062f7f" officeooo:paragraph-rsid="001d9f9a"/>
    </style:style>
    <style:style style:name="P5" style:family="paragraph" style:parent-style-name="Standard">
      <style:paragraph-properties fo:margin-top="0in" fo:margin-bottom="0in" loext:contextual-spacing="false"/>
      <style:text-properties style:font-name="Verdana" officeooo:rsid="00062f7f" officeooo:paragraph-rsid="001e4991"/>
    </style:style>
    <style:style style:name="P6" style:family="paragraph" style:parent-style-name="Standard">
      <style:paragraph-properties fo:margin-top="0in" fo:margin-bottom="0in" loext:contextual-spacing="false"/>
      <style:text-properties style:font-name="Verdana" officeooo:rsid="001d96f1" officeooo:paragraph-rsid="001d96f1"/>
    </style:style>
    <style:style style:name="P7" style:family="paragraph" style:parent-style-name="Standard">
      <style:paragraph-properties fo:margin-top="0in" fo:margin-bottom="0in" loext:contextual-spacing="false"/>
      <style:text-properties style:font-name="Verdana" officeooo:rsid="001e4991" officeooo:paragraph-rsid="001e4991"/>
    </style:style>
    <style:style style:name="P8" style:family="paragraph" style:parent-style-name="Standard">
      <style:paragraph-properties fo:margin-top="0in" fo:margin-bottom="0in" loext:contextual-spacing="false"/>
      <style:text-properties style:font-name="Verdana" officeooo:rsid="00245b95" officeooo:paragraph-rsid="00245b95"/>
    </style:style>
    <style:style style:name="T1" style:family="text">
      <style:text-properties officeooo:rsid="001e4991"/>
    </style:style>
    <style:style style:name="T2" style:family="text">
      <style:text-properties officeooo:rsid="001eaae1"/>
    </style:style>
    <style:style style:name="T3" style:family="text">
      <style:text-properties officeooo:rsid="002088ce"/>
    </style:style>
    <style:style style:name="T4" style:family="text">
      <style:text-properties officeooo:rsid="0023eb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P.SnippetFile-11NOV2024.20241116 ==&gt;</text:p>
      <text:p text:style-name="P6"/>
      <text:p text:style-name="P1">11/16/2024</text:p>
      <text:p text:style-name="P2"/>
      <text:p text:style-name="P4">Faith is trusting the things that matter. I trust them because they matter and they matter because I trust them. I don’t know anymore about creeds. Creeds are synonymous with authority. I don’t really matter, ever. Where and when do I feel like I matter? Maybe with friends, talking with family, working on my projects. Definitely if I can figure things out and create or build something. When I’m at the gym or taking a walk. Just remembering people’s birthdays. So it’s attainable, this mattering.</text:p>
      <text:p text:style-name="P3">Keep going. Keep the fluency, well, flowing. Be in the moment. Creed only goes so far. My skepticism and willfulness – and sin – take over.</text:p>
      <text:p text:style-name="P3"/>
      <text:p text:style-name="P7">==&gt; NG SF 202501.1</text:p>
      <text:p text:style-name="P8">&lt;&lt;</text:p>
      <text:p text:style-name="P5">Faith is trusting the things that matter. I trust them because they matter and they matter because I trust them. <text:span text:style-name="T1">Ecclesistical authority stifles and limits me.</text:span> I <text:span text:style-name="T1">feel like I </text:span>don’t really matter. Where and when do I feel like I matter? <text:span text:style-name="T2">Certainly</text:span> with friends, talking with family, working on my projects. <text:span text:style-name="T4">Whenever</text:span> I can figure things out and create or build something. When I’m at the gym or taking a walk. Just remembering people’s birthdays. <text:span text:style-name="T3">Feeling like I matter isn't unattainable</text:span>. <text:span text:style-name="T3">I know that it's closely connected with having meaningful work and seeing it through.</text:span></text:p>
      <text:p text:style-name="P8">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5S</meta:editing-duration>
    <meta:editing-cycles>11</meta:editing-cycles>
    <meta:generator>LibreOffice/5.4.3.2$Windows_X86_64 LibreOffice_project/92a7159f7e4af62137622921e809f8546db437e5</meta:generator>
    <dc:date>2025-02-18T16:04:47.213000000</dc:date>
    <meta:document-statistic meta:table-count="0" meta:image-count="0" meta:object-count="0" meta:page-count="1" meta:paragraph-count="8" meta:word-count="214" meta:character-count="1277" meta:non-whitespace-character-count="1069"/>
    <meta:user-defined meta:name="Info 1"/>
    <meta:user-defined meta:name="Info 2"/>
    <meta:user-defined meta:name="Info 3"/>
    <meta:user-defined meta:name="Info 4"/>
  </office:meta>
</office:document-meta>
</file>